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ndale Mono" svg:font-family="'Andale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ndale Mono1" svg:font-family="'Andale Mono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ndale Mono2" svg:font-family="'Andale Mon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Arial" fo:font-weight="bold" officeooo:rsid="01fe5be4" officeooo:paragraph-rsid="01fe5be4" style:font-weight-asian="bold" style:font-weight-complex="bold"/>
    </style:style>
    <style:style style:name="P2" style:family="paragraph" style:parent-style-name="Footer">
      <style:text-properties officeooo:paragraph-rsid="01f5193d"/>
    </style:style>
    <style:style style:name="P3" style:family="paragraph" style:parent-style-name="Standard">
      <style:paragraph-properties fo:orphans="0" fo:widows="0" style:writing-mode="lr-tb"/>
      <style:text-properties fo:font-weight="normal" officeooo:rsid="0200504e" officeooo:paragraph-rsid="0236e697" style:font-weight-asian="normal" style:font-weight-complex="normal"/>
    </style:style>
    <style:style style:name="P4" style:family="paragraph" style:parent-style-name="Standard">
      <style:paragraph-properties fo:orphans="0" fo:widows="0" style:writing-mode="lr-tb"/>
      <style:text-properties fo:font-weight="normal" officeooo:rsid="0200504e" officeooo:paragraph-rsid="0237bdf9" style:font-weight-asian="normal" style:font-weight-complex="normal"/>
    </style:style>
    <style:style style:name="P5" style:family="paragraph" style:parent-style-name="Standard">
      <style:paragraph-properties fo:orphans="0" fo:widows="0" style:writing-mode="lr-tb"/>
      <style:text-properties fo:font-weight="normal" officeooo:rsid="0200504e" officeooo:paragraph-rsid="023e341f" style:font-weight-asian="normal" style:font-weight-complex="normal"/>
    </style:style>
    <style:style style:name="P6" style:family="paragraph" style:parent-style-name="Standard">
      <style:paragraph-properties fo:orphans="0" fo:widows="0" style:writing-mode="lr-tb"/>
      <style:text-properties fo:font-weight="normal" officeooo:rsid="0235dc03" officeooo:paragraph-rsid="0236e697" style:font-weight-asian="normal" style:font-weight-complex="normal"/>
    </style:style>
    <style:style style:name="P7" style:family="paragraph" style:parent-style-name="Standard">
      <style:paragraph-properties fo:orphans="0" fo:widows="0" style:writing-mode="lr-tb"/>
      <style:text-properties fo:font-weight="normal" officeooo:rsid="023a5f31" officeooo:paragraph-rsid="023a5f31" style:font-weight-asian="normal" style:font-weight-complex="normal"/>
    </style:style>
    <style:style style:name="P8" style:family="paragraph" style:parent-style-name="Standard">
      <style:paragraph-properties fo:orphans="0" fo:widows="0" style:writing-mode="lr-tb"/>
      <style:text-properties fo:font-weight="normal" officeooo:rsid="02391b90" officeooo:paragraph-rsid="023c1034" style:font-weight-asian="normal" style:font-weight-complex="normal"/>
    </style:style>
    <style:style style:name="P9" style:family="paragraph" style:parent-style-name="Standard">
      <style:paragraph-properties fo:orphans="0" fo:widows="0" style:writing-mode="lr-tb"/>
      <style:text-properties fo:font-weight="normal" officeooo:rsid="02391b90" officeooo:paragraph-rsid="023e341f" style:font-weight-asian="normal" style:font-weight-complex="normal"/>
    </style:style>
    <style:style style:name="P10" style:family="paragraph" style:parent-style-name="Standard">
      <style:paragraph-properties fo:orphans="0" fo:widows="0" style:writing-mode="lr-tb"/>
      <style:text-properties fo:font-weight="normal" officeooo:rsid="02391b90" officeooo:paragraph-rsid="0240b664" style:font-weight-asian="normal" style:font-weight-complex="normal"/>
    </style:style>
    <style:style style:name="P11" style:family="paragraph" style:parent-style-name="Standard">
      <style:paragraph-properties fo:orphans="0" fo:widows="0" style:writing-mode="lr-tb"/>
      <style:text-properties officeooo:rsid="0200504e" officeooo:paragraph-rsid="0236e697"/>
    </style:style>
    <style:style style:name="P12" style:family="paragraph" style:parent-style-name="Standard">
      <style:paragraph-properties fo:orphans="0" fo:widows="0" style:writing-mode="lr-tb"/>
      <style:text-properties officeooo:rsid="023b6bc8" officeooo:paragraph-rsid="023b6bc8"/>
    </style:style>
    <style:style style:name="P13" style:family="paragraph" style:parent-style-name="Standard">
      <style:paragraph-properties fo:orphans="0" fo:widows="0" style:writing-mode="lr-tb"/>
      <style:text-properties style:text-underline-style="none" fo:font-weight="normal" officeooo:rsid="0235c293" officeooo:paragraph-rsid="0235c293" style:font-weight-asian="normal" style:font-weight-complex="normal"/>
    </style:style>
    <style:style style:name="P14" style:family="paragraph" style:parent-style-name="Standard">
      <style:paragraph-properties fo:orphans="0" fo:widows="0" style:writing-mode="lr-tb"/>
      <style:text-properties style:text-underline-style="none" fo:font-weight="bold" officeooo:rsid="0200504e" officeooo:paragraph-rsid="0240b664" style:font-weight-asian="bold" style:font-weight-complex="bold"/>
    </style:style>
    <style:style style:name="P15" style:family="paragraph" style:parent-style-name="Standard">
      <style:paragraph-properties fo:orphans="0" fo:widows="0" style:writing-mode="lr-tb"/>
      <style:text-properties style:text-underline-style="none" fo:font-weight="bold" officeooo:rsid="0200504e" officeooo:paragraph-rsid="024353b1" style:font-weight-asian="bold" style:font-weight-complex="bold"/>
    </style:style>
    <style:style style:name="P16" style:family="paragraph" style:parent-style-name="Standard">
      <style:paragraph-properties fo:orphans="0" fo:widows="0" style:writing-mode="lr-tb"/>
      <style:text-properties fo:font-weight="bold" officeooo:rsid="023e341f" officeooo:paragraph-rsid="023e341f" style:font-weight-asian="bold" style:font-weight-complex="bold"/>
    </style:style>
    <style:style style:name="P17" style:family="paragraph" style:parent-style-name="Standard" style:master-page-name="">
      <style:paragraph-properties fo:text-align="center" style:justify-single-word="false" fo:orphans="0" fo:widows="0" style:page-number="auto" fo:padding="0.049cm" fo:border-left="none" fo:border-right="none" fo:border-top="none" fo:border-bottom="0.51pt solid #000000" style:shadow="none" style:writing-mode="lr-tb"/>
      <style:text-properties fo:font-size="14pt" fo:font-style="normal" style:text-underline-style="none" fo:font-weight="bold" officeooo:rsid="0236e697" officeooo:paragraph-rsid="0236e697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Standard" style:master-page-name="">
      <style:paragraph-properties fo:text-align="center" style:justify-single-word="false" fo:orphans="0" fo:widows="0" style:page-number="auto" fo:padding="0.049cm" fo:border-left="none" fo:border-right="none" fo:border-top="none" fo:border-bottom="0.51pt solid #000000" style:shadow="none" style:writing-mode="lr-tb"/>
      <style:text-properties fo:font-size="14pt" fo:font-style="normal" style:text-underline-style="none" fo:font-weight="bold" officeooo:rsid="0236e697" officeooo:paragraph-rsid="0237bdf9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 style:master-page-name="">
      <style:paragraph-properties fo:text-align="center" style:justify-single-word="false" fo:orphans="0" fo:widows="0" style:page-number="auto" fo:padding="0.049cm" fo:border-left="none" fo:border-right="none" fo:border-top="none" fo:border-bottom="0.51pt solid #000000" style:shadow="none" style:writing-mode="lr-tb"/>
      <style:text-properties fo:font-size="14pt" fo:font-style="normal" style:text-underline-style="none" fo:font-weight="bold" officeooo:rsid="0236e697" officeooo:paragraph-rsid="023c1034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Standard" style:master-page-name="">
      <style:paragraph-properties fo:text-align="center" style:justify-single-word="false" fo:orphans="0" fo:widows="0" style:page-number="auto" fo:padding="0.049cm" fo:border-left="none" fo:border-right="none" fo:border-top="none" fo:border-bottom="0.51pt solid #000000" style:shadow="none" style:writing-mode="lr-tb"/>
      <style:text-properties fo:font-size="14pt" fo:font-style="normal" style:text-underline-style="none" fo:font-weight="bold" officeooo:rsid="0236e697" officeooo:paragraph-rsid="023e341f" style:font-size-asian="14pt" style:font-style-asian="normal" style:font-weight-asian="bold" style:font-size-complex="14pt" style:font-style-complex="normal" style:font-weight-complex="bold"/>
    </style:style>
    <style:style style:name="P21" style:family="paragraph" style:parent-style-name="Standard" style:master-page-name="">
      <style:paragraph-properties fo:text-align="center" style:justify-single-word="false" fo:orphans="0" fo:widows="0" style:page-number="auto" fo:padding="0.049cm" fo:border-left="none" fo:border-right="none" fo:border-top="none" fo:border-bottom="0.51pt solid #000000" style:shadow="none" style:writing-mode="lr-tb"/>
      <style:text-properties fo:font-size="14pt" fo:font-style="normal" style:text-underline-style="none" fo:font-weight="bold" officeooo:rsid="0236e697" officeooo:paragraph-rsid="0240b664" style:font-size-asian="14pt" style:font-style-asian="normal" style:font-weight-asian="bold" style:font-size-complex="14pt" style:font-style-complex="normal" style:font-weight-complex="bold"/>
    </style:style>
    <style:style style:name="P22" style:family="paragraph" style:parent-style-name="Standard" style:master-page-name="">
      <loext:graphic-properties draw:fill="solid" draw:fill-color="#dddddd"/>
      <style:paragraph-properties fo:text-align="center" style:justify-single-word="false" fo:orphans="0" fo:widows="0" style:page-number="auto" fo:background-color="#dddddd" fo:padding="0.049cm" fo:border-left="none" fo:border-right="none" fo:border-top="0.06pt solid #000000" fo:border-bottom="0.06pt solid #000000" style:shadow="none" style:writing-mode="lr-tb">
        <style:tab-stops/>
      </style:paragraph-properties>
      <style:text-properties fo:font-size="14pt" fo:font-style="normal" style:text-underline-style="none" fo:font-weight="bold" officeooo:rsid="0240b664" officeooo:paragraph-rsid="0240b664" style:font-size-asian="14pt" style:font-style-asian="normal" style:font-weight-asian="bold" style:font-size-complex="14pt" style:font-style-complex="normal" style:font-weight-complex="bold"/>
    </style:style>
    <style:style style:name="P23" style:family="paragraph" style:parent-style-name="Standard">
      <style:paragraph-properties fo:orphans="0" fo:widows="0" fo:break-before="page" style:writing-mode="lr-tb"/>
      <style:text-properties style:text-underline-style="solid" style:text-underline-width="auto" style:text-underline-color="font-color" fo:font-weight="bold" officeooo:rsid="0200504e" officeooo:paragraph-rsid="02198231" style:font-weight-asian="bold" style:font-weight-complex="bold"/>
    </style:style>
    <style:style style:name="P24" style:family="paragraph" style:parent-style-name="Standard">
      <style:paragraph-properties fo:text-align="center" style:justify-single-word="false" fo:orphans="0" fo:widows="0" fo:padding="0.049cm" fo:border-left="none" fo:border-right="none" fo:border-top="none" fo:border-bottom="0.51pt solid #000000" style:shadow="none" style:writing-mode="lr-tb"/>
      <style:text-properties fo:font-size="14pt" fo:font-style="normal" style:text-underline-style="none" fo:font-weight="bold" officeooo:rsid="0236e697" officeooo:paragraph-rsid="0236e697" style:font-size-asian="14pt" style:font-style-asian="normal" style:font-weight-asian="bold" style:font-size-complex="14pt" style:font-style-complex="normal" style:font-weight-complex="bold"/>
    </style:style>
    <style:style style:name="P25" style:family="paragraph" style:parent-style-name="Standard">
      <style:paragraph-properties fo:text-align="center" style:justify-single-word="false" fo:orphans="0" fo:widows="0" fo:padding="0.049cm" fo:border-left="none" fo:border-right="none" fo:border-top="none" fo:border-bottom="0.51pt solid #000000" style:shadow="none" style:writing-mode="lr-tb"/>
      <style:text-properties fo:font-size="14pt" fo:font-style="normal" style:text-underline-style="none" fo:font-weight="bold" officeooo:rsid="0236e697" officeooo:paragraph-rsid="0240b664" style:font-size-asian="14pt" style:font-style-asian="normal" style:font-weight-asian="bold" style:font-size-complex="14pt" style:font-style-complex="normal" style:font-weight-complex="bold"/>
    </style:style>
    <style:style style:name="P26" style:family="paragraph" style:parent-style-name="Standard">
      <style:paragraph-properties fo:text-align="center" style:justify-single-word="false" fo:orphans="0" fo:widows="0" fo:padding="0.049cm" fo:border-left="none" fo:border-right="none" fo:border-top="none" fo:border-bottom="0.51pt solid #000000" style:shadow="none" style:writing-mode="lr-tb"/>
      <style:text-properties fo:font-size="14pt" fo:font-style="normal" style:text-underline-style="none" fo:font-weight="bold" officeooo:rsid="0236e697" officeooo:paragraph-rsid="024353b1" style:font-size-asian="14pt" style:font-style-asian="normal" style:font-weight-asian="bold" style:font-size-complex="14pt" style:font-style-complex="normal" style:font-weight-complex="bold"/>
    </style:style>
    <style:style style:name="P27" style:family="paragraph" style:parent-style-name="Standard">
      <style:paragraph-properties fo:text-align="center" style:justify-single-word="false" fo:orphans="0" fo:widows="0" fo:padding="0.049cm" fo:border-left="none" fo:border-right="none" fo:border-top="none" fo:border-bottom="0.51pt solid #000000" style:shadow="none" style:writing-mode="lr-tb"/>
      <style:text-properties fo:font-size="14pt" fo:font-style="normal" style:text-underline-style="none" fo:font-weight="bold" officeooo:rsid="0240b664" officeooo:paragraph-rsid="0240b664" style:font-size-asian="14pt" style:font-style-asian="normal" style:font-weight-asian="bold" style:font-size-complex="14pt" style:font-style-complex="normal" style:font-weight-complex="bold"/>
    </style:style>
    <style:style style:name="P28" style:family="paragraph" style:parent-style-name="Standard">
      <style:paragraph-properties fo:text-align="center" style:justify-single-word="false" fo:orphans="0" fo:widows="0" fo:padding="0.049cm" fo:border-left="none" fo:border-right="none" fo:border-top="none" fo:border-bottom="0.51pt solid #000000" style:shadow="none" style:writing-mode="lr-tb"/>
      <style:text-properties fo:font-size="14pt" fo:font-style="normal" style:text-underline-style="none" fo:font-weight="bold" officeooo:rsid="024353b1" officeooo:paragraph-rsid="024353b1" style:font-size-asian="14pt" style:font-style-asian="normal" style:font-weight-asian="bold" style:font-size-complex="14pt" style:font-style-complex="normal" style:font-weight-complex="bold"/>
    </style:style>
    <style:style style:name="P29" style:family="paragraph" style:parent-style-name="Standard" style:list-style-name="L1">
      <style:paragraph-properties fo:orphans="0" fo:widows="0" style:writing-mode="lr-tb"/>
      <style:text-properties officeooo:paragraph-rsid="023a5f31"/>
    </style:style>
    <style:style style:name="P30" style:family="paragraph" style:parent-style-name="Standard" style:list-style-name="L3">
      <style:paragraph-properties fo:orphans="0" fo:widows="0" style:writing-mode="lr-tb"/>
      <style:text-properties officeooo:paragraph-rsid="023a5f31"/>
    </style:style>
    <style:style style:name="P31" style:family="paragraph" style:parent-style-name="Standard" style:list-style-name="L4">
      <style:paragraph-properties fo:orphans="0" fo:widows="0" style:writing-mode="lr-tb"/>
      <style:text-properties officeooo:paragraph-rsid="023a5f31"/>
    </style:style>
    <style:style style:name="P32" style:family="paragraph" style:parent-style-name="Standard" style:list-style-name="L6">
      <style:paragraph-properties fo:orphans="0" fo:widows="0" style:writing-mode="lr-tb"/>
      <style:text-properties officeooo:paragraph-rsid="023c1082"/>
    </style:style>
    <style:style style:name="P33" style:family="paragraph" style:parent-style-name="Standard" style:list-style-name="L7">
      <style:paragraph-properties fo:orphans="0" fo:widows="0" style:writing-mode="lr-tb"/>
      <style:text-properties officeooo:paragraph-rsid="023e341f"/>
    </style:style>
    <style:style style:name="P34" style:family="paragraph" style:parent-style-name="Standard" style:list-style-name="L9">
      <style:paragraph-properties fo:orphans="0" fo:widows="0" style:writing-mode="lr-tb"/>
      <style:text-properties officeooo:paragraph-rsid="02457459"/>
    </style:style>
    <style:style style:name="P35" style:family="paragraph" style:parent-style-name="Standard" style:list-style-name="L9">
      <style:paragraph-properties fo:orphans="0" fo:widows="0" style:writing-mode="lr-tb"/>
      <style:text-properties officeooo:paragraph-rsid="024fe827"/>
    </style:style>
    <style:style style:name="P36" style:family="paragraph" style:parent-style-name="Standard" style:list-style-name="L9">
      <style:paragraph-properties fo:orphans="0" fo:widows="0" style:writing-mode="lr-tb"/>
      <style:text-properties officeooo:paragraph-rsid="0252298e"/>
    </style:style>
    <style:style style:name="P37" style:family="paragraph" style:parent-style-name="Standard" style:list-style-name="L2">
      <style:paragraph-properties fo:orphans="0" fo:widows="0" style:writing-mode="lr-tb"/>
      <style:text-properties fo:font-weight="normal" officeooo:rsid="0237bdf9" officeooo:paragraph-rsid="0237bdf9" style:font-weight-asian="normal" style:font-weight-complex="normal"/>
    </style:style>
    <style:style style:name="P38" style:family="paragraph" style:parent-style-name="Standard" style:list-style-name="L6">
      <style:paragraph-properties fo:orphans="0" fo:widows="0" style:writing-mode="lr-tb"/>
      <style:text-properties fo:font-weight="normal" officeooo:rsid="023d188e" officeooo:paragraph-rsid="023d188e" style:font-weight-asian="normal" style:font-weight-complex="normal"/>
    </style:style>
    <style:style style:name="P39" style:family="paragraph" style:parent-style-name="Standard" style:list-style-name="L6">
      <style:paragraph-properties fo:orphans="0" fo:widows="0" style:writing-mode="lr-tb"/>
      <style:text-properties fo:font-weight="normal" officeooo:rsid="023e341f" officeooo:paragraph-rsid="023e341f" style:font-weight-asian="normal" style:font-weight-complex="normal"/>
    </style:style>
    <style:style style:name="P40" style:family="paragraph" style:parent-style-name="Standard" style:list-style-name="L3">
      <style:paragraph-properties fo:orphans="0" fo:widows="0" style:writing-mode="lr-tb"/>
      <style:text-properties officeooo:rsid="023a5f31" officeooo:paragraph-rsid="023a5f31"/>
    </style:style>
    <style:style style:name="P41" style:family="paragraph" style:parent-style-name="Standard" style:list-style-name="L5">
      <style:paragraph-properties fo:orphans="0" fo:widows="0" style:writing-mode="lr-tb"/>
      <style:text-properties officeooo:rsid="023b6bc8" officeooo:paragraph-rsid="023b6bc8"/>
    </style:style>
    <style:style style:name="P42" style:family="paragraph" style:parent-style-name="Standard" style:list-style-name="L7">
      <style:paragraph-properties fo:orphans="0" fo:widows="0" style:writing-mode="lr-tb"/>
      <style:text-properties officeooo:rsid="023ecc3f" officeooo:paragraph-rsid="023ecc3f"/>
    </style:style>
    <style:style style:name="P43" style:family="paragraph" style:parent-style-name="Standard">
      <style:paragraph-properties fo:orphans="0" fo:widows="0" style:writing-mode="lr-tb"/>
      <style:text-properties style:font-name="Andale Mono" fo:font-size="10pt" fo:font-weight="normal" officeooo:rsid="0240b664" officeooo:paragraph-rsid="0240b664" style:font-size-asian="10pt" style:font-weight-asian="normal" style:font-size-complex="10pt" style:font-weight-complex="normal"/>
    </style:style>
    <style:style style:name="P44" style:family="paragraph" style:parent-style-name="Standard" style:list-style-name="L8">
      <style:paragraph-properties fo:orphans="0" fo:widows="0" style:writing-mode="lr-tb"/>
      <style:text-properties style:text-underline-style="none" fo:font-weight="bold" officeooo:rsid="02425894" officeooo:paragraph-rsid="02425894" style:font-weight-asian="bold" style:font-weight-complex="bold"/>
    </style:style>
    <style:style style:name="P45" style:family="paragraph" style:parent-style-name="Standard" style:list-style-name="L9">
      <style:paragraph-properties fo:orphans="0" fo:widows="0" style:writing-mode="lr-tb"/>
      <style:text-properties officeooo:rsid="02474100" officeooo:paragraph-rsid="0247f0bd"/>
    </style:style>
    <style:style style:name="P46" style:family="paragraph" style:parent-style-name="Standard" style:list-style-name="L9">
      <style:paragraph-properties fo:orphans="0" fo:widows="0" style:writing-mode="lr-tb"/>
      <style:text-properties officeooo:rsid="0247f0bd" officeooo:paragraph-rsid="0247f0bd"/>
    </style:style>
    <style:style style:name="P47" style:family="paragraph" style:parent-style-name="Standard">
      <loext:graphic-properties draw:fill="solid" draw:fill-color="#dddddd"/>
      <style:paragraph-properties fo:text-align="center" style:justify-single-word="false" fo:orphans="0" fo:widows="0" fo:break-before="page" fo:background-color="#dddddd" fo:padding="0.049cm" fo:border-left="none" fo:border-right="none" fo:border-top="0.06pt solid #000000" fo:border-bottom="0.06pt solid #000000" style:shadow="none" style:writing-mode="lr-tb">
        <style:tab-stops/>
      </style:paragraph-properties>
      <style:text-properties fo:font-size="14pt" fo:font-style="normal" style:text-underline-style="none" fo:font-weight="bold" officeooo:rsid="0240b664" officeooo:paragraph-rsid="0240b664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officeooo:rsid="0235c29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235c293" style:font-weight-asian="bold" style:font-weight-complex="bold"/>
    </style:style>
    <style:style style:name="T4" style:family="text">
      <style:text-properties fo:font-weight="bold" officeooo:rsid="0236e697" style:font-weight-asian="bold" style:font-weight-complex="bold"/>
    </style:style>
    <style:style style:name="T5" style:family="text">
      <style:text-properties fo:font-weight="bold" officeooo:rsid="02391b90" style:font-weight-asian="bold" style:font-weight-complex="bold"/>
    </style:style>
    <style:style style:name="T6" style:family="text">
      <style:text-properties fo:font-weight="bold" officeooo:rsid="023a18c5" style:font-weight-asian="bold" style:font-weight-complex="bold"/>
    </style:style>
    <style:style style:name="T7" style:family="text">
      <style:text-properties fo:font-weight="bold" officeooo:rsid="0235dc03" style:font-weight-asian="bold" style:font-weight-complex="bold"/>
    </style:style>
    <style:style style:name="T8" style:family="text">
      <style:text-properties fo:font-weight="bold" officeooo:rsid="023a5f31" style:font-weight-asian="bold" style:font-weight-complex="bold"/>
    </style:style>
    <style:style style:name="T9" style:family="text">
      <style:text-properties fo:font-weight="bold" officeooo:rsid="023c1082" style:font-weight-asian="bold" style:font-weight-complex="bold"/>
    </style:style>
    <style:style style:name="T10" style:family="text">
      <style:text-properties fo:font-weight="bold" officeooo:rsid="02457459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1f73d94" style:font-weight-asian="normal" style:font-weight-complex="normal"/>
    </style:style>
    <style:style style:name="T13" style:family="text">
      <style:text-properties fo:font-weight="normal" officeooo:rsid="0235c293" style:font-weight-asian="normal" style:font-weight-complex="normal"/>
    </style:style>
    <style:style style:name="T14" style:family="text">
      <style:text-properties fo:font-weight="normal" officeooo:rsid="0235dc03" style:font-weight-asian="normal" style:font-weight-complex="normal"/>
    </style:style>
    <style:style style:name="T15" style:family="text">
      <style:text-properties fo:font-weight="normal" officeooo:rsid="0236e697" style:font-weight-asian="normal" style:font-weight-complex="normal"/>
    </style:style>
    <style:style style:name="T16" style:family="text">
      <style:text-properties fo:font-weight="normal" officeooo:rsid="02391b90" style:font-weight-asian="normal" style:font-weight-complex="normal"/>
    </style:style>
    <style:style style:name="T17" style:family="text">
      <style:text-properties fo:font-weight="normal" officeooo:rsid="023a18c5" style:font-weight-asian="normal" style:font-weight-complex="normal"/>
    </style:style>
    <style:style style:name="T18" style:family="text">
      <style:text-properties fo:font-weight="normal" officeooo:rsid="023a5f31" style:font-weight-asian="normal" style:font-weight-complex="normal"/>
    </style:style>
    <style:style style:name="T19" style:family="text">
      <style:text-properties fo:font-weight="normal" officeooo:rsid="023c1082" style:font-weight-asian="normal" style:font-weight-complex="normal"/>
    </style:style>
    <style:style style:name="T20" style:family="text">
      <style:text-properties fo:font-weight="normal" officeooo:rsid="023d188e" style:font-weight-asian="normal" style:font-weight-complex="normal"/>
    </style:style>
    <style:style style:name="T21" style:family="text">
      <style:text-properties fo:font-weight="normal" officeooo:rsid="023e341f" style:font-weight-asian="normal" style:font-weight-complex="normal"/>
    </style:style>
    <style:style style:name="T22" style:family="text">
      <style:text-properties fo:font-weight="normal" officeooo:rsid="02425894" style:font-weight-asian="normal" style:font-weight-complex="normal"/>
    </style:style>
    <style:style style:name="T23" style:family="text">
      <style:text-properties fo:font-weight="normal" officeooo:rsid="0244a5f3" style:font-weight-asian="normal" style:font-weight-complex="normal"/>
    </style:style>
    <style:style style:name="T24" style:family="text">
      <style:text-properties fo:font-weight="normal" officeooo:rsid="02457459" style:font-weight-asian="normal" style:font-weight-complex="normal"/>
    </style:style>
    <style:style style:name="T25" style:family="text">
      <style:text-properties officeooo:rsid="02198231"/>
    </style:style>
    <style:style style:name="T26" style:family="text">
      <style:text-properties officeooo:rsid="0236e697"/>
    </style:style>
    <style:style style:name="T27" style:family="text">
      <style:text-properties officeooo:rsid="0237bdf9"/>
    </style:style>
    <style:style style:name="T28" style:family="text">
      <style:text-properties officeooo:rsid="02391b90"/>
    </style:style>
    <style:style style:name="T29" style:family="text">
      <style:text-properties officeooo:rsid="023c1034"/>
    </style:style>
    <style:style style:name="T30" style:family="text">
      <style:text-properties officeooo:rsid="023c1082"/>
    </style:style>
    <style:style style:name="T31" style:family="text">
      <style:text-properties officeooo:rsid="023e341f"/>
    </style:style>
    <style:style style:name="T32" style:family="text">
      <style:text-properties style:font-name="Andale Mono" fo:font-size="10pt" fo:font-weight="normal" style:font-size-asian="10pt" style:font-weight-asian="normal" style:font-size-complex="10pt" style:font-weight-complex="normal"/>
    </style:style>
    <style:style style:name="T33" style:family="text">
      <style:text-properties style:font-name="Andale Mono" fo:font-size="10pt" fo:font-weight="normal" officeooo:rsid="023e341f" style:font-size-asian="10pt" style:font-weight-asian="normal" style:font-size-complex="10pt" style:font-weight-complex="normal"/>
    </style:style>
    <style:style style:name="T34" style:family="text">
      <style:text-properties style:font-name="Andale Mono" fo:font-size="10pt" officeooo:rsid="023e341f" style:font-size-asian="10pt" style:font-size-complex="10pt"/>
    </style:style>
    <style:style style:name="T35" style:family="text">
      <style:text-properties style:font-name="Andale Mono" fo:font-size="10pt" officeooo:rsid="0240b664" style:font-size-asian="10pt" style:font-size-complex="10pt"/>
    </style:style>
    <style:style style:name="T36" style:family="text"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T37" style:family="text">
      <style:text-properties style:font-name="Liberation Serif" fo:font-size="12pt" style:text-underline-style="none" fo:font-weight="normal" officeooo:rsid="02457459" style:font-size-asian="12pt" style:font-weight-asian="normal" style:font-name-complex="Andale Mono2" style:font-size-complex="12pt" style:font-weight-complex="normal"/>
    </style:style>
    <style:style style:name="T38" style:family="text">
      <style:text-properties style:font-name="Liberation Serif" fo:font-size="12pt" style:text-underline-style="none" fo:font-weight="normal" officeooo:rsid="02474100" style:font-size-asian="12pt" style:font-weight-asian="normal" style:font-name-complex="Andale Mono2" style:font-size-complex="12pt" style:font-weight-complex="normal"/>
    </style:style>
    <style:style style:name="T39" style:family="text">
      <style:text-properties style:font-name="Liberation Serif" style:text-underline-style="none" fo:font-weight="normal" officeooo:rsid="02457459" style:font-weight-asian="normal" style:font-weight-complex="normal"/>
    </style:style>
    <style:style style:name="T40" style:family="text">
      <style:text-properties officeooo:rsid="0240b664"/>
    </style:style>
    <style:style style:name="T41" style:family="text">
      <style:text-properties style:text-underline-style="none" fo:font-weight="bold" style:font-weight-asian="bold" style:font-weight-complex="bold"/>
    </style:style>
    <style:style style:name="T42" style:family="text">
      <style:text-properties style:text-underline-style="none" fo:font-weight="bold" officeooo:rsid="02457459" style:font-weight-asian="bold" style:font-weight-complex="bold"/>
    </style:style>
    <style:style style:name="T43" style:family="text">
      <style:text-properties style:text-underline-style="none" fo:font-weight="bold" officeooo:rsid="024a4bf3" style:font-weight-asian="bold" style:font-weight-complex="bold"/>
    </style:style>
    <style:style style:name="T44" style:family="text">
      <style:text-properties style:text-underline-style="none" fo:font-weight="bold" officeooo:rsid="0249ac97" style:font-weight-asian="bold" style:font-weight-complex="bold"/>
    </style:style>
    <style:style style:name="T45" style:family="text">
      <style:text-properties style:text-underline-style="none" fo:font-weight="bold" officeooo:rsid="024fe827" style:font-weight-asian="bold" style:font-weight-complex="bold"/>
    </style:style>
    <style:style style:name="T46" style:family="text">
      <style:text-properties style:text-underline-style="none" fo:font-weight="bold" officeooo:rsid="0252298e" style:font-weight-asian="bold" style:font-weight-complex="bold"/>
    </style:style>
    <style:style style:name="T47" style:family="text">
      <style:text-properties style:text-underline-style="none" fo:font-weight="normal" style:font-weight-asian="normal" style:font-weight-complex="normal"/>
    </style:style>
    <style:style style:name="T48" style:family="text">
      <style:text-properties style:text-underline-style="none" fo:font-weight="normal" officeooo:rsid="02457459" style:font-weight-asian="normal" style:font-weight-complex="normal"/>
    </style:style>
    <style:style style:name="T49" style:family="text">
      <style:text-properties style:text-underline-style="none" fo:font-weight="normal" officeooo:rsid="0247f0bd" style:font-weight-asian="normal" style:font-weight-complex="normal"/>
    </style:style>
    <style:style style:name="T50" style:family="text">
      <style:text-properties style:text-underline-style="none" fo:font-weight="normal" officeooo:rsid="0249ac97" style:font-weight-asian="normal" style:font-weight-complex="normal"/>
    </style:style>
    <style:style style:name="T51" style:family="text">
      <style:text-properties style:text-underline-style="none" fo:font-weight="normal" officeooo:rsid="024a4bf3" style:font-weight-asian="normal" style:font-weight-complex="normal"/>
    </style:style>
    <style:style style:name="T52" style:family="text">
      <style:text-properties style:text-underline-style="none" fo:font-weight="normal" officeooo:rsid="024c362a" style:font-weight-asian="normal" style:font-weight-complex="normal"/>
    </style:style>
    <style:style style:name="T53" style:family="text">
      <style:text-properties style:text-underline-style="none" fo:font-weight="normal" officeooo:rsid="024e0fa5" style:font-weight-asian="normal" style:font-weight-complex="normal"/>
    </style:style>
    <style:style style:name="T54" style:family="text">
      <style:text-properties style:text-underline-style="none" fo:font-weight="normal" officeooo:rsid="024fe827" style:font-weight-asian="normal" style:font-weight-complex="normal"/>
    </style:style>
    <style:style style:name="T55" style:family="text">
      <style:text-properties style:text-underline-style="none" fo:font-weight="normal" officeooo:rsid="024feb21" style:font-weight-asian="normal" style:font-weight-complex="normal"/>
    </style:style>
    <style:style style:name="T56" style:family="text">
      <style:text-properties style:text-underline-style="none" fo:font-weight="normal" officeooo:rsid="025163f2" style:font-weight-asian="normal" style:font-weight-complex="normal"/>
    </style:style>
    <style:style style:name="T57" style:family="text">
      <style:text-properties style:text-underline-style="none" fo:font-weight="normal" officeooo:rsid="0252298e" style:font-weight-asian="normal" style:font-weight-complex="normal"/>
    </style:style>
    <style:style style:name="T58" style:family="text">
      <style:text-properties officeooo:rsid="02457459"/>
    </style:style>
    <style:style style:name="T59" style:family="text">
      <style:text-properties style:font-name="Andale Mono1" fo:font-size="10pt" style:text-underline-style="none" fo:font-weight="normal" style:font-size-asian="10pt" style:font-weight-asian="normal" style:font-name-complex="Andale Mono2"/>
    </style:style>
    <style:style style:name="T60" style:family="text">
      <style:text-properties style:font-name="Andale Mono1" fo:font-size="10pt" style:text-underline-style="none" fo:font-weight="normal" style:font-size-asian="10pt" style:font-weight-asian="normal" style:font-name-complex="Andale Mono2" style:font-weight-complex="normal"/>
    </style:style>
    <style:style style:name="T61" style:family="text">
      <style:text-properties style:font-name="Andale Mono1" fo:font-size="10pt" style:text-underline-style="none" fo:font-weight="normal" officeooo:rsid="02457459" style:font-size-asian="10pt" style:font-weight-asian="normal" style:font-name-complex="Andale Mono2" style:font-weight-complex="normal"/>
    </style:style>
    <style:style style:name="T62" style:family="text">
      <style:text-properties style:font-name="Andale Mono1" fo:font-size="10pt" style:text-underline-style="none" fo:font-weight="normal" officeooo:rsid="0247f0bd" style:font-size-asian="10pt" style:font-weight-asian="normal" style:font-name-complex="Andale Mono2" style:font-weight-complex="normal"/>
    </style:style>
    <style:style style:name="T63" style:family="text">
      <style:text-properties style:font-name="Andale Mono1" fo:font-size="10pt" style:text-underline-style="none" fo:font-weight="normal" officeooo:rsid="024a4bf3" style:font-size-asian="10pt" style:font-weight-asian="normal" style:font-name-complex="Andale Mono2" style:font-weight-complex="normal"/>
    </style:style>
    <style:style style:name="T64" style:family="text">
      <style:text-properties style:font-name="Andale Mono1" fo:font-size="10pt" style:text-underline-style="none" fo:font-weight="normal" officeooo:rsid="024fe827" style:font-size-asian="10pt" style:font-weight-asian="normal" style:font-name-complex="Andale Mono2" style:font-weight-complex="normal"/>
    </style:style>
    <style:style style:name="T65" style:family="text">
      <style:text-properties style:font-name="Andale Mono1" fo:font-size="10pt" style:text-underline-style="none" fo:font-weight="normal" officeooo:rsid="025163f2" style:font-size-asian="10pt" style:font-weight-asian="normal" style:font-name-complex="Andale Mono2" style:font-weight-complex="normal"/>
    </style:style>
    <style:style style:name="T66" style:family="text">
      <style:text-properties style:font-name="Andale Mono1" fo:font-size="10pt" style:text-underline-style="none" fo:font-weight="normal" officeooo:rsid="0252298e" style:font-size-asian="10pt" style:font-weight-asian="normal" style:font-name-complex="Andale Mono2" style:font-weight-complex="normal"/>
    </style:style>
    <style:style style:name="T67" style:family="text">
      <style:text-properties style:text-underline-style="solid" style:text-underline-width="auto" style:text-underline-color="font-color" fo:font-weight="normal" officeooo:rsid="024c362a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1. Úvod</text:p>
      <text:p text:style-name="P24"/>
      <text:p text:style-name="P24">Systém správy verzí</text:p>
      <text:p text:style-name="P11"><text:span text:style-name="T12"><text:tab/></text:span><text:span text:style-name="T13">(VCS = Version Control System) je systém, zaznamenávající změny souboru / sady souborů v průběhu času a uživatel tak může kdykoliv obnovit jeho/jejich konkrétní verzi (tzv. verzování):</text:span></text:p>
      <text:list xml:id="list1236244821" text:style-name="L1">
        <text:list-item>
          <text:p text:style-name="P29"><text:span text:style-name="T3">lokální systémy správy verzí</text:span><text:span text:style-name="T13"> – uživatel si sám odkládá různé verze souboru (riziko chyb ! </text:span><text:span text:style-name="T14">nebo ztráty všech dat při poruše HW</text:span><text:span text:style-name="T13">) → lokální VCS s jednoduchou databází – např. systém rcs </text:span><text:span text:style-name="T14">(Revision Control System).</text:span></text:p>
        </text:list-item>
        <text:list-item>
          <text:p text:style-name="P29"><text:span text:style-name="T7">centralizované systémy správy verzí</text:span><text:span text:style-name="T14"> (CVCS = Centralized VCS) – řeší spolupráci s dalšími pracovníky; např. CVS, Subversion, Perforce. Všechny soubory na serverové části (=&gt; centrální správa) → riziko při výpadku serveru nebo poruše jeho disku → ztráta všech dat.</text:span></text:p>
        </text:list-item>
        <text:list-item>
          <text:p text:style-name="P29"><text:span text:style-name="T7">distribuované systémy správy verzí</text:span><text:span text:style-name="T14"> (DVCS = Distributed VCS) – </text:span><text:span text:style-name="T15">uživatelé uchovávají kompletní kopii repozitáře → při kolapsu serveru je odkud obnovit data (od jednoho z </text:span><text:span text:style-name="T18">uživatelů</text:span><text:span text:style-name="T15">). Patří sem </text:span><text:span text:style-name="T4">Git</text:span><text:span text:style-name="T15">, Mercurial, Bazaar nebo Darcs.</text:span></text:p>
        </text:list-item>
      </text:list>
      <text:p text:style-name="P3"/>
      <text:p text:style-name="P17">Historie Gitu</text:p>
      <text:p text:style-name="P6"><text:tab/><text:span text:style-name="T26">V letech 1991-2002 se při vývoji jádra Linuxu používal systém záplat a archivních souborů. Od r. 2002 se začal používat komerční DVCS BitKeeper – při zhoršení vztahů s komunitou v r. 2005 přestala firma poskytovat BitKeeper zdarma → komunita (Linus Torvalds) si vyvinula vlastní nástroj – požadavky:</text:span></text:p>
      <text:list xml:id="list2631252822" text:style-name="L2">
        <text:list-item>
          <text:p text:style-name="P37">rychlost</text:p>
        </text:list-item>
        <text:list-item>
          <text:p text:style-name="P37">jednoduchý design</text:p>
        </text:list-item>
        <text:list-item>
          <text:p text:style-name="P37">silná podpora nelineárního vývoje (tisíce paralelních větví)</text:p>
        </text:list-item>
        <text:list-item>
          <text:p text:style-name="P37">plná distribuovatelnost</text:p>
        </text:list-item>
        <text:list-item>
          <text:p text:style-name="P37">schopnost efektivně spravovat velké projekty</text:p>
        </text:list-item>
      </text:list>
      <text:p text:style-name="P4"/>
      <text:p text:style-name="P18"><text:span text:style-name="T27">Principy</text:span> Gitu</text:p>
      <text:list xml:id="list1013890039" text:style-name="L3">
        <text:list-item>
          <text:p text:style-name="P30"><text:span text:style-name="T28">Na rozdíl od většiny ostatních VCS, které ukládají informace jako seznamy změn jednotlivých souborů, </text:span><text:span text:style-name="T5">ukládá Git informace jako sadu snímků (snapshots) jednotlivých souborů</text:span><text:span text:style-name="T28"> – u souborů beze změn ukládá pouze odkaz na předchozí identický soubor.</text:span></text:p>
        </text:list-item>
        <text:list-item>
          <text:p text:style-name="P30"><text:span text:style-name="T16">V Gitu </text:span><text:span text:style-name="T5">je téměř každá operace lokální</text:span><text:span text:style-name="T16">, a tedy velmi rychlá (vše je na lokálním disku). Tím pádem je jen velmi málo operací, které nelze provádět offline / bez připojení k VPN.</text:span></text:p>
        </text:list-item>
        <text:list-item>
          <text:p text:style-name="P30"><text:span text:style-name="T6">U každé operace ukládání Git vypočte kontrolní součet</text:span><text:span text:style-name="T17"> (otisk SHA-1 – SHA-1 hash; řetězec 40 hexa-znaků) na základě obsahu souboru / adresářové struktury – ve své databázi je potom Git ukládá podle tohoto hashe. Není tedy možné změnit obsah souboru / adresáře, aniž by o tom Git nevěděl → nemůže dojít ke ztrátě informací / poškození souboru, kterou by Git nebyl schopen zjistit.</text:span></text:p>
        </text:list-item>
        <text:list-item>
          <text:p text:style-name="P40"><text:span text:style-name="T6">G</text:span><text:span text:style-name="T2">it většinou jen přidává data</text:span><text:span text:style-name="T11"> – jakmile je jednou snímek zapsán do Gitu, je téměř nemožné ho ztratit (za přepokladu korektního zálohování) → s prací lze experimentovat bez risku nevratného zničení své práce.</text:span></text:p>
        </text:list-item>
        <text:list-item>
          <text:p text:style-name="P40"><text:span text:style-name="T11">Git používá pro spravované soubory </text:span><text:span text:style-name="T2">tři základní stavy</text:span><text:span text:style-name="T11">:</text:span></text:p>
        </text:list-item>
      </text:list>
      <text:list xml:id="list1252775137" text:style-name="L4">
        <text:list-item>
          <text:list>
            <text:list-item>
              <text:p text:style-name="P31"><text:span text:style-name="T18">zapsáno (</text:span><text:span text:style-name="T8">committed</text:span><text:span text:style-name="T18">), </text:span><text:span text:style-name="T24">též nezměněno</text:span><text:span text:style-name="T18"> </text:span><text:span text:style-name="T24">(</text:span><text:span text:style-name="T10">unmodified</text:span><text:span text:style-name="T24">) </text:span><text:span text:style-name="T18">= data jsou bezpečně uložena v lokální databázi</text:span></text:p>
            </text:list-item>
            <text:list-item>
              <text:p text:style-name="P31"><text:span text:style-name="T18">změněno (</text:span><text:span text:style-name="T8">modified</text:span><text:span text:style-name="T18">) = v souboru byly provedeny změny, ale soubor ještě nebyl zapsán do databáze</text:span></text:p>
            </text:list-item>
            <text:list-item>
              <text:p text:style-name="P31"><text:soft-page-break/><text:span text:style-name="T18">připraveno k zapsání (</text:span><text:span text:style-name="T8">staged</text:span><text:span text:style-name="T18">) = změněný soubor v jeho aktuální verzi byl určen k tomu, aby byl zapsán v další revizi (tzv. commit)</text:span></text:p>
            </text:list-item>
          </text:list>
        </text:list-item>
      </text:list>
      <text:p text:style-name="P7"/>
      <text:p text:style-name="P12"><text:tab/><text:span text:style-name="T2">Pracovní adresář</text:span> obsahuje lokální kopii jedné verze projektu. Tyto soubory jsou staženy ze zkomprimované databáze v adresáři Git a umístěny na disk, aby mohly být upravovány.</text:p>
      <text:p text:style-name="P12"><text:tab/><text:span text:style-name="T2">Oblast připravených změn</text:span> je jednoduchý soubor, většinou uložený v adresáři Git, který obsahuje informace o tom, co bude obsahovat příští revize. Soubor se někdy označuje také anglickým výrazem „index“, ale oblast připravených změn (staging area) je už dnes termín běžnější.</text:p>
      <text:p text:style-name="P12"><text:tab/><text:span text:style-name="T2">Standardní pracovní postup vypadá v systému Git následovně:</text:span></text:p>
      <text:list xml:id="list2336219165" text:style-name="L5">
        <text:list-item>
          <text:p text:style-name="P41">Soubory v pracovním adresáři jsou změněny podle potřeby.</text:p>
        </text:list-item>
        <text:list-item>
          <text:p text:style-name="P41">Vložením snímků souborů do oblasti připravených změn jsou soubory připraveny k uložení.</text:p>
        </text:list-item>
        <text:list-item>
          <text:p text:style-name="P41">Následuje zápis revize - snímky souborů, uložené v oblasti připravených změn, se trvale uloží do adresáře Git.</text:p>
        </text:list-item>
      </text:list>
      <text:p text:style-name="P5"/>
      <text:p text:style-name="P20"><text:span text:style-name="T31">Instalace</text:span> Gitu</text:p>
      <text:p text:style-name="P9"><text:tab/><text:span text:style-name="T31">Git pro Windows (mingw64) – </text:span><text:a xlink:type="simple" xlink:href="https://git-scm.com/downloads" text:style-name="Internet_20_link" text:visited-style-name="Visited_20_Internet_20_Link"><text:span text:style-name="T31">https://git-scm.com/downloads</text:span></text:a><text:span text:style-name="T31">.</text:span></text:p>
      <text:p text:style-name="P9"><text:tab/><text:span text:style-name="T31">GUI klienti – </text:span><text:a xlink:type="simple" xlink:href="https://tortoisegit.org/" text:style-name="Internet_20_link" text:visited-style-name="Visited_20_Internet_20_Link"><text:span text:style-name="T31">https://tortoisegit.org/</text:span></text:a><text:span text:style-name="T31">, </text:span><text:a xlink:type="simple" xlink:href="https://www.sourcetreeapp.com/" text:style-name="Internet_20_link" text:visited-style-name="Visited_20_Internet_20_Link"><text:span text:style-name="T31">https://www.sourcetreeapp.com/</text:span></text:a><text:span text:style-name="T31">.</text:span></text:p>
      <text:p text:style-name="P9"/>
      <text:p text:style-name="P19"><text:span text:style-name="T29">Nastavení</text:span> Gitu</text:p>
      <text:p text:style-name="P8"><text:tab/><text:span text:style-name="T30">Většinou příkazem </text:span><text:span text:style-name="T9">git config</text:span><text:span text:style-name="T30">. Konfigurace je hierarchická – ukládá se na 3 místech:</text:span></text:p>
      <text:list xml:id="list643231790" text:style-name="L6">
        <text:list-item>
          <text:p text:style-name="P32"><text:span text:style-name="T19">systémová (nejvyšší) v souboru /etc/gitconfig (ve Windows v souboru etc</text:span><text:span text:style-name="T20">\</text:span><text:span text:style-name="T19">gitconfig nebo etc</text:span><text:span text:style-name="T20">\</text:span><text:span text:style-name="T19">mingw64</text:span><text:span text:style-name="T20">\</text:span><text:span text:style-name="T19">gitconfig v instalaci Gitu) –</text:span><text:span text:style-name="T20"> obsahuje informace o všech uživatelích; tento soubor se použije po zadání parametru --system</text:span></text:p>
        </text:list-item>
        <text:list-item>
          <text:p text:style-name="P38">globální (specifická pro uživatelský účet) v souboru ~/.gitconfig (ve Windows v souboru C:\Documents and Settings\$USER\gitconfig). Tento soubor se použije po zadání parametru --global</text:p>
        </text:list-item>
        <text:list-item>
          <text:p text:style-name="P39">specifická pro konkrétní repozitář v souboru .git/config v daném repozitáři</text:p>
        </text:list-item>
      </text:list>
      <text:p text:style-name="P16">Každá úroveň je nadřazená hodnotám úrovně předchozí, např. hodnoty v .git/config mají přednost před hodnotami v /etc/gitconfig.</text:p>
      <text:list xml:id="list3655325083" text:style-name="L7">
        <text:list-item>
          <text:p text:style-name="P33"><text:span text:style-name="T21">Totožnost uživatele – jméno a e-mail:<text:line-break/><text:tab/></text:span><text:span text:style-name="T33">$ git config --global user.name "John Doe"<text:line-break/><text:tab/>$ git config --global user.email </text:span><text:a xlink:type="simple" xlink:href="mailto:johndoe@example.com" text:style-name="Internet_20_link" text:visited-style-name="Visited_20_Internet_20_Link"><text:span text:style-name="T33">johndoe@example.com</text:span></text:a></text:p>
        </text:list-item>
        <text:list-item>
          <text:p text:style-name="P42"><text:span text:style-name="T21">N</text:span><text:span text:style-name="T11">astavení editoru – pro psaní zpráv (standardně výchozí editor systému):<text:line-break/><text:tab/></text:span><text:span text:style-name="T32">$ git config --global core.editor emacs</text:span></text:p>
        </text:list-item>
        <text:list-item>
          <text:p text:style-name="P42"><text:span text:style-name="T11">Nastavení nástroje diff (pro řešení konfliktů při slučování):<text:line-break/><text:tab/></text:span><text:span text:style-name="T32">$ git config --global merge.tool vimdiff</text:span></text:p>
        </text:list-item>
        <text:list-item>
          <text:p text:style-name="P42"><text:span text:style-name="T11">Kontrola provedeného nastavení – vypíše všechna aktuálně dostupná nastavení:<text:line-break/><text:tab/></text:span><text:span text:style-name="T32">$ git config --list<text:line-break/></text:span><text:span text:style-name="T36">Některé klíče se mohou objevit vícekrát (z různých souborů) – Git použije poslední hodnotu pro každý unikátní klíč, který vidí. Kontrola konkrétní položky:<text:line-break/><text:tab/></text:span><text:span text:style-name="T32">$ git config user.name</text:span></text:p>
        </text:list-item>
      </text:list>
      <text:p text:style-name="P10"/>
      <text:p text:style-name="P21"><text:span text:style-name="T40">Nápově</text:span>d<text:span text:style-name="T40">a ke G</text:span>itu</text:p>
      <text:p text:style-name="P10"><text:span text:style-name="T31"><text:tab/><text:tab/></text:span><text:span text:style-name="T34">$ git </text:span><text:span text:style-name="T35">help &lt;příkaz&gt;</text:span></text:p>
      <text:p text:style-name="P43"><text:tab/><text:tab/>$ git &lt;příkaz&gt; --help</text:p>
      <text:p text:style-name="P43"><text:tab/><text:tab/>$ man git-&lt;příkaz&gt;<text:line-break/></text:p>
      <text:p text:style-name="P47">2. Základy práce se systémem Git</text:p>
      <text:p text:style-name="P25"/>
      <text:p text:style-name="P27">Získání repozitáře Git</text:p>
      <text:p text:style-name="P14"><text:span text:style-name="T12"><text:tab/></text:span><text:span text:style-name="T22">Projekt (repozitář) v systému Git lze získat dvěma způsoby:</text:span></text:p>
      <text:list xml:id="list4056443485" text:style-name="L8">
        <text:list-item>
          <text:p text:style-name="P44">Inicializací repozitáře v existujícím adresáři<text:span text:style-name="T11"> – příkazem:<text:line-break/><text:tab/></text:span><text:span text:style-name="T32">$ git init</text:span><text:span text:style-name="T11"><text:line-break/>Dojde tak k vytvoření podadresáře .git (kostra repozitáře – zatím bez sledovaných souborů) –</text:span><text:span text:style-name="T23"> obsah původního adresáře se stává pracovní kopií</text:span><text:span text:style-name="T11">.</text:span></text:p>
        </text:list-item>
        <text:list-item>
          <text:p text:style-name="P44">Klonováním existujícího repozitáře<text:span text:style-name="T11"> – příkazem (něco jako checkout u SVN):<text:line-break/><text:tab/></text:span><text:span text:style-name="T32">$ git clone [url] [cílový_adresář]</text:span><text:span text:style-name="T11"><text:line-break/>Git stáhne všech</text:span><text:span text:style-name="T23">na</text:span><text:span text:style-name="T11"> dat</text:span><text:span text:style-name="T23">a repozitáře a pracovní kopii nejnovější verze</text:span><text:span text:style-name="T11">. Obvykle se používá protokol git://, ale je možné také http(s):// nebo </text:span><text:a xlink:type="simple" xlink:href="mailto:user@server" text:style-name="Internet_20_link" text:visited-style-name="Visited_20_Internet_20_Link"><text:span text:style-name="T11">user@server</text:span></text:a><text:span text:style-name="T11">:/path.git, který používá přenosový protokol SSH.</text:span></text:p>
        </text:list-item>
      </text:list>
      <text:p text:style-name="P26"/>
      <text:p text:style-name="P28">Nahrání změn do repozitáře</text:p>
      <text:p text:style-name="P15"><text:span text:style-name="T12"><text:tab/></text:span><text:span text:style-name="T24">Každý soubor v pracovní kopii může být buď </text:span><text:span text:style-name="T58">sledován</text:span><text:span text:style-name="T24"> (Gitem – tj. byl součástí posledního snímku – commitu) nebo </text:span><text:span text:style-name="T58">nesledován</text:span><text:span text:style-name="T24">. Každý sledovaný soubor může být ve stavu změněno, nezměněno nebo připraveno k zapsání (viz kapitola 1) – po úvodním klonování jsou všechny soubory ve stavu sledováno – nezměněno. Standardní pracovní postup je popsán v kapitole 1.</text:span></text:p>
      <text:list xml:id="list603559429" text:style-name="L9">
        <text:list-item>
          <text:p text:style-name="P34"><text:span text:style-name="T42">Kontrola stavu souborů</text:span><text:span text:style-name="T48"> – příkazem:<text:line-break/></text:span><text:span text:style-name="T39"><text:tab/></text:span><text:span text:style-name="T59">$ git </text:span><text:span text:style-name="T61">status<text:line-break/></text:span><text:span text:style-name="T37">vypíše stav jednotlivých souborů a aktuálně používanou větev. </text:span><text:span text:style-name="T38">Současně vypisuje nápovědu k možnému dalšímu postupu.</text:span></text:p>
        </text:list-item>
        <text:list-item>
          <text:p text:style-name="P45"><text:span text:style-name="T42">S</text:span><text:span text:style-name="T41">ledování nových souborů</text:span><text:span text:style-name="T47"> – příkazem:<text:line-break/></text:span><text:span text:style-name="T39"><text:tab/></text:span><text:span text:style-name="T60">$ git </text:span><text:span text:style-name="T62">add cesta_k_souboru_nebo_adresáři</text:span><text:span text:style-name="T47"><text:line-break/></text:span><text:span text:style-name="T49">jsou určené soubory (v aktuální verzi) zařazeny do oblasti připravených změn (staging area) – v této verzi budou zapsány při příštím commitu.</text:span></text:p>
        </text:list-item>
        <text:list-item>
          <text:p text:style-name="P46"><text:span text:style-name="T41">Připravení změněných souborů</text:span><text:span text:style-name="T47"> – i dříve sledovaný soubor, ve kterém byly provedeny změny je potřebné připravit k zápisu příkazem git add. </text:span><text:span text:style-name="T50">Zapsána (při commitu) bude ta verze souboru, která byla platná v okamžiku provedení git add – pokud od té doby byly v souboru provedeny změny, které je potřebné zahrnout do commitu, je nutné znovu provést git add.</text:span></text:p>
        </text:list-item>
        <text:list-item>
          <text:p text:style-name="P35"><text:span text:style-name="T44">Ignorované soubory</text:span><text:span text:style-name="T50"> – </text:span><text:span text:style-name="T51">automaticky vygenerované soubory (logy apod.) většinou není žádoucí sledovat v Gitu. K určení ignorovaných souborů slouží soubor </text:span><text:span text:style-name="T43">.gitignore</text:span><text:span text:style-name="T51">:<text:line-break/></text:span><text:span text:style-name="T39"><text:tab/></text:span><text:span text:style-name="T63">*.[oa]<text:line-break/><text:tab/>*~</text:span><text:span text:style-name="T51"><text:line-break/>zde budou ignorovány všechny soubory s příponou .o nebo .a a všechny soubory, končící vlnovkou (~) - většinou dočasné soubory apod. </text:span><text:span text:style-name="T67">Pravidla pro masky v souboru .gitignore:</text:span><text:span text:style-name="T52"><text:line-break/><text:tab/>- prázdné řádky / řádky začínající znakem # jsou ignorovány<text:line-break/><text:tab/>- používají se standardní masky souborů – zjednodušené regulární výrazy (* = žádný <text:tab/><text:tab/>nebo více znaků, [abc] = jakýkoliv znak uvedený v závorkách, ? = jeden <text:tab/><text:tab/><text:tab/>znak, [0-9] = jakýkoliv znak v daném rozmezí)<text:line-break/><text:tab/>- pro označení adresáře může maska končit lomítkem (/)<text:line-break/><text:tab/></text:span><text:span text:style-name="T53">- pokud řádek začíná vykřičníkem (!), je jeho maska negována</text:span></text:p>
        </text:list-item>
        <text:list-item>
          <text:p text:style-name="P36"><text:span text:style-name="T45">Zobrazení připravených a nepřipravených změn</text:span><text:span text:style-name="T54"> – pokud jsou výsledky přikazu git status příliš obecné, lze konkrétnější informace o změnách získat příkazem:<text:line-break/></text:span><text:span text:style-name="T39"><text:tab/></text:span><text:span text:style-name="T64">$ git diff</text:span><text:span text:style-name="T54"><text:line-break/></text:span><text:soft-page-break/><text:span text:style-name="T55">který srovná obsah pracovního adresáře a oblasti připravených změn. </text:span><text:span text:style-name="T56">Pro srovnání poslední revize (commitu) s oblastí připravených změn se používá příkaz:<text:line-break/></text:span><text:span text:style-name="T39"><text:tab/></text:span><text:span text:style-name="T64">$ git diff </text:span><text:span text:style-name="T65">--cached <text:s text:c="16"/>nebo<text:line-break/><text:tab/>$ git diff –</text:span><text:span text:style-name="T66">-</text:span><text:span text:style-name="T65">staged</text:span></text:p>
        </text:list-item>
        <text:list-item>
          <text:p text:style-name="P36"><text:span text:style-name="T46">Zapisování změn</text:span><text:span text:style-name="T57"> – příkazem:<text:line-break/></text:span><text:span text:style-name="T39"><text:tab/></text:span><text:span text:style-name="T64">$ git </text:span><text:span text:style-name="T66">commit</text:span><text:span text:style-name="T57"><text:line-break/>se zapíší změny z oblasti připravených změn → otevře editor pro zadání zprávy k revizi.</text:span><text:span text:style-name="T52"><text:line-break/></text:span><text:span text:style-name="T51"><text:line-break/></text:span></text:p>
        </text:list-item>
      </text:list>
      <text:p text:style-name="P23"><text:span text:style-name="T25">Použité </text:span>zdroje:</text:p>
      <text:p text:style-name="P13">Pro Git; Scott Chacon; 2009; český překlad CZ.NI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ndale Mono" svg:font-family="'Andale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ndale Mono1" svg:font-family="'Andale Mono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ndale Mono2" svg:font-family="'Andale Mon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lphi_20_Text" style:display-name="Delphi Text" style:family="paragraph" style:parent-style-name="Standard" style:class="text">
      <style:paragraph-properties style:writing-mode="page"/>
      <style:text-properties style:font-name="Tahoma" fo:font-family="Tahoma" style:font-family-generic="swiss" style:font-pitch="variable" fo:font-size="10pt" officeooo:rsid="000f310a" style:font-size-asian="8pt" style:font-size-complex="8pt"/>
    </style:style>
    <style:style style:name="Delphi_20_Nadpis" style:display-name="Delphi Nadpis" style:family="paragraph" style:parent-style-name="Standard" style:class="text">
      <style:paragraph-properties fo:text-align="center" style:justify-single-word="false" fo:padding="0.049cm" fo:border-left="none" fo:border-right="none" fo:border-top="none" fo:border-bottom="0.06pt solid #000000" style:shadow="none" style:writing-mode="page"/>
      <style:text-properties style:font-name="Tahoma" fo:font-family="Tahoma" style:font-family-generic="swiss" style:font-pitch="variable" fo:font-size="12pt" fo:font-weight="bold" officeooo:rsid="003cfdca" style:font-size-asian="10pt" style:font-weight-asian="bold" style:font-size-complex="10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Mangal" style:font-family-complex="Mangal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Arial" fo:font-weight="bold" officeooo:rsid="01fe5be4" officeooo:paragraph-rsid="01fe5be4" style:font-weight-asian="bold" style:font-weight-complex="bold"/>
    </style:style>
    <style:style style:name="MP2" style:family="paragraph" style:parent-style-name="Footer">
      <style:text-properties officeooo:paragraph-rsid="01f5193d"/>
    </style:style>
    <style:style style:name="MT1" style:family="text">
      <style:text-properties officeooo:rsid="0235c29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0" number:automatic-order="true" number:format-source="language">
      <number:day/>
      <number:text>. </number:text>
      <number:month/>
      <number:text>. 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header>
        <text:p text:style-name="MP1">Git <text:span text:style-name="MT1">- základy</text:span></text:p>
      </style:header>
      <style:footer>
        <text:p text:style-name="MP2">Verze <text:modification-date style:data-style-name="N30">7. 7. 2017</text:modification-date>,<text:modification-time style:data-style-name="N41">19:06:58</text:modification-time><text:tab/><text:tab/>Strana <text:page-number text:select-page="current">4</text:page-number> / <text:page-count>5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7T20:27:01.645000000</meta:creation-date>
    <dc:date>2017-07-07T19:06:58.232000000</dc:date>
    <meta:editing-duration>P1DT16H18M20S</meta:editing-duration>
    <meta:editing-cycles>351</meta:editing-cycles>
    <meta:generator>LibreOffice/5.3.4.2$Windows_x86 LibreOffice_project/f82d347ccc0be322489bf7da61d7e4ad13fe2ff3</meta:generator>
    <meta:print-date>2017-06-11T16:20:52.205000000</meta:print-date>
    <meta:document-statistic meta:table-count="0" meta:image-count="0" meta:object-count="0" meta:page-count="5" meta:paragraph-count="62" meta:word-count="1231" meta:character-count="8249" meta:non-whitespace-character-count="7027"/>
  </office:meta>
</office:document-meta>
</file>